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officeooo:rsid="001ad08d" officeooo:paragraph-rsid="001ad08d"/>
    </style:style>
    <style:style style:name="P2" style:family="paragraph" style:parent-style-name="Standard">
      <style:paragraph-properties fo:line-height="200%" fo:text-align="start" style:justify-single-word="false"/>
      <style:text-properties style:font-name="Times New Roman" officeooo:rsid="001c3e56" officeooo:paragraph-rsid="001c3e56"/>
    </style:style>
    <style:style style:name="P3" style:family="paragraph" style:parent-style-name="Standard">
      <style:paragraph-properties fo:line-height="200%" fo:text-align="start" style:justify-single-word="false"/>
      <style:text-properties style:font-name="Times New Roman" officeooo:rsid="001e0d0e" officeooo:paragraph-rsid="001e0d0e"/>
    </style:style>
    <style:style style:name="P4" style:family="paragraph" style:parent-style-name="Standard">
      <style:paragraph-properties fo:line-height="200%" fo:text-align="start" style:justify-single-word="false"/>
      <style:text-properties style:font-name="Times New Roman" fo:font-style="normal" officeooo:rsid="001ad08d" officeooo:paragraph-rsid="001ad08d" style:font-style-asian="normal" style:font-style-complex="normal"/>
    </style:style>
    <style:style style:name="P5" style:family="paragraph" style:parent-style-name="Standard">
      <style:paragraph-properties fo:line-height="200%" fo:text-align="start" style:justify-single-word="false"/>
      <style:text-properties style:font-name="Times New Roman" fo:font-style="normal" officeooo:rsid="001c3e56" officeooo:paragraph-rsid="001c3e56" style:font-style-asian="normal" style:font-style-complex="normal"/>
    </style:style>
    <style:style style:name="P6" style:family="paragraph" style:parent-style-name="Standard">
      <style:paragraph-properties fo:line-height="200%" fo:text-align="start" style:justify-single-word="false"/>
      <style:text-properties style:font-name="Times New Roman" fo:font-style="normal" officeooo:rsid="001e0d0e" officeooo:paragraph-rsid="001c3e56" style:font-style-asian="normal" style:font-style-complex="normal"/>
    </style:style>
    <style:style style:name="P7" style:family="paragraph" style:parent-style-name="Standard">
      <style:paragraph-properties fo:line-height="200%" fo:text-align="start" style:justify-single-word="false"/>
      <style:text-properties style:font-name="Times New Roman" fo:font-style="normal" officeooo:rsid="001e0d0e" officeooo:paragraph-rsid="001e0d0e" style:font-style-asian="normal" style:font-style-complex="normal"/>
    </style:style>
    <style:style style:name="P8" style:family="paragraph" style:parent-style-name="Standard">
      <style:paragraph-properties fo:line-height="200%" fo:text-align="start" style:justify-single-word="false"/>
      <style:text-properties style:font-name="Times New Roman" fo:font-style="normal" officeooo:rsid="00201e39" officeooo:paragraph-rsid="001e0d0e" style:font-style-asian="normal" style:font-style-complex="normal"/>
    </style:style>
    <style:style style:name="P9" style:family="paragraph" style:parent-style-name="Standard">
      <style:paragraph-properties fo:line-height="200%" fo:text-align="center" style:justify-single-word="false"/>
      <style:text-properties style:font-name="Times New Roman" officeooo:rsid="0021dbbe" officeooo:paragraph-rsid="0021dbbe"/>
    </style:style>
    <style:style style:name="P10" style:family="paragraph" style:parent-style-name="Standard">
      <style:paragraph-properties fo:line-height="200%" fo:text-align="start" style:justify-single-word="false"/>
      <style:text-properties style:font-name="Times New Roman" fo:font-style="normal" officeooo:rsid="0023d0e8" officeooo:paragraph-rsid="001e0d0e" style:font-style-asian="normal" style:font-style-complex="normal"/>
    </style:style>
    <style:style style:name="P11" style:family="paragraph" style:parent-style-name="Standard">
      <style:paragraph-properties fo:line-height="200%" fo:text-align="start" style:justify-single-word="false"/>
      <style:text-properties style:font-name="Times New Roman" fo:font-style="normal" officeooo:rsid="00246fa1" officeooo:paragraph-rsid="001e0d0e" style:font-style-asian="normal" style:font-style-complex="normal"/>
    </style:style>
    <style:style style:name="P12" style:family="paragraph" style:parent-style-name="Standard">
      <style:paragraph-properties fo:line-height="200%" fo:text-align="start" style:justify-single-word="false"/>
      <style:text-properties style:font-name="Times New Roman" fo:font-style="normal" officeooo:rsid="0025f5b4" officeooo:paragraph-rsid="001e0d0e" style:font-style-asian="normal" style:font-style-complex="normal"/>
    </style:style>
    <style:style style:name="P13" style:family="paragraph" style:parent-style-name="Standard">
      <style:paragraph-properties fo:line-height="200%" fo:text-align="start" style:justify-single-word="false"/>
      <style:text-properties style:font-name="Times New Roman" fo:font-style="normal" officeooo:rsid="0028c3ac" officeooo:paragraph-rsid="001e0d0e" style:font-style-asian="normal" style:font-style-complex="normal"/>
    </style:style>
    <style:style style:name="P14" style:family="paragraph" style:parent-style-name="Standard">
      <style:paragraph-properties fo:line-height="200%" fo:text-align="start" style:justify-single-word="false"/>
      <style:text-properties style:font-name="Times New Roman" fo:font-style="normal" officeooo:rsid="00293b88" officeooo:paragraph-rsid="001e0d0e" style:font-style-asian="normal" style:font-style-complex="normal"/>
    </style:style>
    <style:style style:name="P15" style:family="paragraph" style:parent-style-name="Standard">
      <style:paragraph-properties fo:line-height="200%" fo:text-align="start" style:justify-single-word="false"/>
      <style:text-properties style:font-name="Times New Roman" fo:font-style="normal" officeooo:rsid="002a5507" officeooo:paragraph-rsid="002a5507" style:font-style-asian="normal" style:font-style-complex="normal"/>
    </style:style>
    <style:style style:name="P16" style:family="paragraph" style:parent-style-name="Standard">
      <style:paragraph-properties fo:line-height="200%"/>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c3e56" style:font-style-asian="italic" style:font-style-complex="italic"/>
    </style:style>
    <style:style style:name="T3" style:family="text">
      <style:text-properties fo:font-style="italic" officeooo:rsid="00201e39" style:font-style-asian="italic" style:font-style-complex="italic"/>
    </style:style>
    <style:style style:name="T4" style:family="text">
      <style:text-properties fo:font-style="italic" officeooo:rsid="002d6bdb" style:font-style-asian="italic" style:font-style-complex="italic"/>
    </style:style>
    <style:style style:name="T5" style:family="text">
      <style:text-properties fo:font-style="italic" officeooo:rsid="0023d0e8" style:font-style-asian="italic" style:font-style-complex="italic"/>
    </style:style>
    <style:style style:name="T6" style:family="text">
      <style:text-properties fo:font-style="italic" officeooo:rsid="0030c7d9" style:font-style-asian="italic" style:font-style-complex="italic"/>
    </style:style>
    <style:style style:name="T7" style:family="text">
      <style:text-properties fo:font-style="italic" fo:font-weight="normal" officeooo:rsid="001c3e56"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c3e56" style:font-style-asian="normal" style:font-style-complex="normal"/>
    </style:style>
    <style:style style:name="T10" style:family="text">
      <style:text-properties fo:font-style="normal" officeooo:rsid="001e0d0e" style:font-style-asian="normal" style:font-style-complex="normal"/>
    </style:style>
    <style:style style:name="T11" style:family="text">
      <style:text-properties fo:font-style="normal" officeooo:rsid="00201e39" style:font-style-asian="normal" style:font-style-complex="normal"/>
    </style:style>
    <style:style style:name="T12" style:family="text">
      <style:text-properties fo:font-style="normal" officeooo:rsid="0021dbbe" style:font-style-asian="normal" style:font-style-complex="normal"/>
    </style:style>
    <style:style style:name="T13" style:family="text">
      <style:text-properties fo:font-style="normal" officeooo:rsid="0023d0e8" style:font-style-asian="normal" style:font-style-complex="normal"/>
    </style:style>
    <style:style style:name="T14" style:family="text">
      <style:text-properties fo:font-style="normal" officeooo:rsid="00246fa1" style:font-style-asian="normal" style:font-style-complex="normal"/>
    </style:style>
    <style:style style:name="T15" style:family="text">
      <style:text-properties fo:font-style="normal" officeooo:rsid="0025f5b4" style:font-style-asian="normal" style:font-style-complex="normal"/>
    </style:style>
    <style:style style:name="T16" style:family="text">
      <style:text-properties fo:font-style="normal" officeooo:rsid="002793d6" style:font-style-asian="normal" style:font-style-complex="normal"/>
    </style:style>
    <style:style style:name="T17" style:family="text">
      <style:text-properties fo:font-style="normal" officeooo:rsid="0028c3ac" style:font-style-asian="normal" style:font-style-complex="normal"/>
    </style:style>
    <style:style style:name="T18" style:family="text">
      <style:text-properties fo:font-style="normal" officeooo:rsid="00293b88" style:font-style-asian="normal" style:font-style-complex="normal"/>
    </style:style>
    <style:style style:name="T19" style:family="text">
      <style:text-properties fo:font-style="normal" officeooo:rsid="002a5507" style:font-style-asian="normal" style:font-style-complex="normal"/>
    </style:style>
    <style:style style:name="T20" style:family="text">
      <style:text-properties fo:font-style="normal" officeooo:rsid="002d6bdb" style:font-style-asian="normal" style:font-style-complex="normal"/>
    </style:style>
    <style:style style:name="T21" style:family="text">
      <style:text-properties fo:font-style="normal" officeooo:rsid="002ef615" style:font-style-asian="normal" style:font-style-complex="normal"/>
    </style:style>
    <style:style style:name="T22" style:family="text">
      <style:text-properties fo:font-style="normal" officeooo:rsid="0031ec5b" style:font-style-asian="normal" style:font-style-complex="normal"/>
    </style:style>
    <style:style style:name="T23" style:family="text">
      <style:text-properties fo:font-style="normal" officeooo:rsid="00339594" style:font-style-asian="normal" style:font-style-complex="normal"/>
    </style:style>
    <style:style style:name="T24" style:family="text">
      <style:text-properties officeooo:rsid="0021dbbe"/>
    </style:style>
    <style:style style:name="T25" style:family="text">
      <style:text-properties officeooo:rsid="002bb6a5"/>
    </style:style>
    <style:style style:name="T26" style:family="text">
      <style:text-properties officeooo:rsid="002d6bdb"/>
    </style:style>
    <style:style style:name="T27" style:family="text">
      <style:text-properties style:font-name="Times New Roman" fo:font-style="normal" officeooo:rsid="001e0d0e" style:font-style-asian="normal" style:font-style-complex="normal"/>
    </style:style>
    <style:style style:name="T28" style:family="text">
      <style:text-properties officeooo:rsid="0030c7d9"/>
    </style:style>
    <style:style style:name="T29" style:family="text">
      <style:text-properties style:text-line-through-style="solid" style:text-line-through-type="single"/>
    </style:style>
    <style:style style:name="T30" style:family="text">
      <style:text-properties style:text-line-through-style="solid" style:text-line-through-type="single" fo:font-style="normal" officeooo:rsid="0028c3ac" style:font-style-asian="normal" style:font-style-complex="normal"/>
    </style:style>
    <style:style style:name="T31" style:family="text">
      <style:text-properties officeooo:rsid="003150eb"/>
    </style:style>
    <style:style style:name="T32" style:family="text">
      <style:text-properties officeooo:rsid="0031ec5b"/>
    </style:style>
    <style:style style:name="T33" style:family="text">
      <style:text-properties style:text-line-through-style="none" style:text-line-through-type="none" fo:font-style="normal" officeooo:rsid="0028c3ac" style:font-style-asian="normal" style:font-style-complex="normal"/>
    </style:style>
    <style:style style:name="T34" style:family="text">
      <style:text-properties officeooo:rsid="00339594"/>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amily, Home.</text:p>
      <text:p text:style-name="P1"><text:tab/>“They were supposed to call by now. Margie said they would call by 2:00PM to submit an offer. Why haven’t they called?” She was rambling. “Even they won’t buy this haunted ho<text:span text:style-name="T25">u-</text:span>”</text:p>
      <text:p text:style-name="P1"><text:tab/>The hanging wall clock opened its mouth to <office:annotation office:name="__Annotation__258_277503992"><dc:creator>Unknown Author</dc:creator><dc:date>2018-08-23T22:16:04.108000000</dc:date><text:p text:style-name="P17"><text:span text:style-name="T35">Retire too ambiguous. Swallow?</text:span></text:p></office:annotation>retire<office:annotation-end office:name="__Annotation__258_277503992"/> the blue jay <text:span text:style-name="T1"><office:annotation office:name="__Annotation__259_277503992"><dc:creator>Unknown Author</dc:creator><dc:date>2018-08-23T22:18:00.285000000</dc:date><text:p text:style-name="P17"><text:span text:style-name="T35">Not the fucking sound blue jays make</text:span></text:p></office:annotation></text:span><text:span text:style-name="T1">ka-kooing</text:span><office:annotation-end office:name="__Annotation__259_277503992"/><text:span text:style-name="T1"> </text:span><text:span text:style-name="T8">into the dining room. It was only 2:06. </text:span></text:p>
      <text:p text:style-name="P4"><text:tab/>“This house isn’t haunted to them. They just don’t think it’<text:span text:style-name="T26">s</text:span> aged well,” I replied as her nervous knuckles tapped at the tablecloth. </text:p>
      <text:p text:style-name="P1"><text:span text:style-name="T8"><text:tab/>Mom gave me a glance, not letting up with her flick tick flicks of the cloth. I wasn’t wrong. She had to see that. The plaster walls were cracking from the floor up. Pipes lay exposed, painted the same neutral beige as the walls to hide their </text:span><text:span text:style-name="T8"><office:annotation office:name="__Annotation__264_277503992"><dc:creator>Unknown Author</dc:creator><dc:date>2018-08-23T22:22:27.999000000</dc:date><text:p text:style-name="P17"><text:span text:style-name="T35">Apparentness? Needs work</text:span></text:p></office:annotation></text:span><text:span text:style-name="T8">openness</text:span><office:annotation-end office:name="__Annotation__264_277503992"/><text:span text:style-name="T8">. Paint chipped off the porch </text:span><text:span text:style-name="T10">deck</text:span><text:span text:style-name="T8"> through the windows, new to the sills they sat in. Our chairs </text:span><text:span text:style-name="T20">creaked</text:span><text:span text:style-name="T8"> as we adjusted closer to the table’s edge, a cellphone between us and silence.</text:span></text:p>
      <text:p text:style-name="P4"><text:tab/>Silence. 2:10PM.</text:p>
      <text:p text:style-name="P1"><text:span text:style-name="T8"><text:tab/>“I don’t like this silence.” </text:span><text:span text:style-name="T1">Flick tick flick tick goes the mumbling lady. </text:span></text:p>
      <text:p text:style-name="P1"><text:span text:style-name="T1"><text:tab/></text:span><text:span text:style-name="T8">“The silence is fine,” quiet was better between us, I thoug-</text:span></text:p>
      <text:p text:style-name="P4"><text:tab/>“No, no it’s not. We used to talk more.”</text:p>
      <text:p text:style-name="P4"><text:tab/>She stopped the tapping and rapping, and she waited. Every mother says they used to talk to their sons more. We are no different. If I just wait out the phone call…<office:annotation office:name="__Annotation__265_277503992"><dc:creator>Unknown Author</dc:creator><dc:date>2018-08-23T22:24:21.240000000</dc:date><text:p text:style-name="P17"><text:span text:style-name="T35">Work this a bit</text:span></text:p></office:annotation>after<office:annotation-end office:name="__Annotation__265_277503992"/> an eternity, that’s when I’ll answer. Just hover over the phone.</text:p>
      <text:p text:style-name="P1"><text:span text:style-name="T8"><text:tab/>“What do you want to talk about then?” </text:span><text:span text:style-name="T9"><office:annotation office:name="__Annotation__266_277503992"><dc:creator>Unknown Author</dc:creator><dc:date>2018-08-23T22:25:29.011000000</dc:date><text:p text:style-name="P17"><text:span text:style-name="T35">Rework for clarity?</text:span></text:p></office:annotation></text:span><text:span text:style-name="T9">I know this is my doing. I’m sorry for that, but this is what we need to do. </text:span><office:annotation-end office:name="__Annotation__266_277503992"/></text:p>
      <text:p text:style-name="P1"><text:span text:style-name="T9"><text:tab/>“Why are you making me sell my house?” </text:span><text:span text:style-name="T4">R</text:span><text:span text:style-name="T2">ap, tap, rap</text:span><text:span text:style-name="T9"> </text:span><text:span text:style-name="T2">no more she means to say. </text:span></text:p>
      <text:p text:style-name="P1"><text:span text:style-name="T2"><text:tab/></text:span><text:span text:style-name="T7">No smoking in the house.</text:span></text:p>
      <text:p text:style-name="P2"><text:span text:style-name="T8"><text:tab/>How can I focus with no cigarette? Of course I want to sell the house. How can I focus, sleep – in this house that has no fucking smoking and my brother’s ghost in it? Margie is late, and that elderly </text:span><text:soft-page-break/><text:span text:style-name="T8">couple </text:span><text:span text:style-name="T12">with the handful of grandkids</text:span><text:span text:style-name="T8"> still hasn’t called. Turn back all ye who gaze upon the crescent driveway and believe it perfect for the two cars and the basketball hoop for the grandsons. They come on the weekends to soak </text:span><text:span text:style-name="T21">up</text:span><text:span text:style-name="T8"> the lingering </text:span><text:span text:style-name="T21">life</text:span><text:span text:style-name="T8"> </text:span><text:span text:style-name="T12">of their aging grandparents. </text:span><text:span text:style-name="T21">Roused by </text:span><text:span text:style-name="T12">each loose footed step up the stairs, hoping that you go crashing down and that they never have to return again to this place that smells of bath soap and must. </text:span><text:span text:style-name="T8"><text:s/></text:span></text:p>
      <text:p text:style-name="P5"><text:tab/>“I don’t know why. I figure this place makes us unwell is all. Margie’s late.” </text:p>
      <text:p text:style-name="P2"><text:span text:style-name="T8"><text:tab/></text:span><text:span text:style-name="T10">This house isn’t the one my younger brother, Peter, died in, </text:span><text:span text:style-name="T21">b</text:span><text:span text:style-name="T10">ut it is where we grew up. The large oak we’d climb out front - </text:span><text:span text:style-name="T21">t</text:span><text:span text:style-name="T10">he front porch where we’d fix bikes, drink teas, and talk to </text:span><text:span text:style-name="T13">friends – gone now that he is</text:span><text:span text:style-name="T10">. We had the stump pulled years ago, and the rail is scattered </text:span><text:span text:style-name="T10"><office:annotation office:name="__Annotation__277_277503992"><dc:creator>Unknown Author</dc:creator><dc:date>2018-08-23T22:31:55.731000000</dc:date><text:p text:style-name="P17"><text:span text:style-name="T35">scattered over the lawn?</text:span></text:p></office:annotation></text:span><text:span text:style-name="T10">throughout</text:span><office:annotation-end office:name="__Annotation__277_277503992"/><text:span text:style-name="T10"> the lawn. Splinters, lying in wait, face up on the deck. When he died it was only natural for his ghost to return here. He must’ve been ecstatic to finally pass – make nights sleepless, </text:span><text:span text:style-name="T10"><office:annotation office:name="__Annotation__278_277503992"><dc:creator>Unknown Author</dc:creator><dc:date>2018-08-23T22:32:28.007000000</dc:date><text:p text:style-name="P17"><text:span text:style-name="T35">burdened, heavy?</text:span></text:p></office:annotation></text:span><text:span text:style-name="T10">burdening, weightful</text:span><office:annotation-end office:name="__Annotation__278_277503992"/><text:span text:style-name="T10">. </text:span></text:p>
      <text:p text:style-name="P16"><text:span text:style-name="T27"><text:tab/>The front door. Thank God. Praise to the all powerful Margie, deity hailing from Cincinatti. Save me the trouble and </text:span><text:span text:style-name="T27"><office:annotation office:name="__Annotation__279_277503992"><dc:creator>Unknown Author</dc:creator><dc:date>2018-08-23T22:35:03.593000000</dc:date><text:p text:style-name="P17"><text:span text:style-name="T35">Front door opens?</text:span></text:p><text:p text:style-name="P17"><text:span text:style-name="T35">Dislodge?</text:span></text:p></office:annotation></text:span><text:span text:style-name="T27">unroute</text:span><office:annotation-end office:name="__Annotation__279_277503992"/><text:span text:style-name="T27"> this doomed woman from dragging me layers deep with her. </text:span></text:p>
      <text:p text:style-name="P6"><text:tab/>“Unwell?” She looked across <text:span text:style-name="T28">at</text:span> me. “This is where our fondest memories of him lie.” </text:p>
      <text:p text:style-name="P7"><office:annotation office:name="__Annotation__296_277503992"><dc:creator>Unknown Author</dc:creator><dc:date>2018-08-23T22:37:11.200000000</dc:date><text:p text:style-name="P17"><text:span text:style-name="T35">Formatting for impact</text:span></text:p></office:annotation>With him. <office:annotation-end office:name="__Annotation__296_277503992"/></text:p>
      <text:p text:style-name="P7"><text:tab/>“More Peter talk?” Margie asked from the living room. She, herself, was sitting on a throne of deceit for <office:annotation office:name="__Annotation__297_277503992"><dc:creator>Unknown Author</dc:creator><dc:date>2018-08-23T22:38:50.620000000</dc:date><text:p text:style-name="P17"><text:span text:style-name="T35">surely</text:span></text:p></office:annotation>undoubtedly<office:annotation-end office:name="__Annotation__297_277503992"/> she has partnered with this other woman and Hades. </text:p>
      <text:p text:style-name="P3"><text:span text:style-name="T8"><text:tab/></text:span><text:span text:style-name="T11">(Her work having been accomplished, Margie feels the tension given off by our protagonist and exits through the front door for a smoke of her own, lucky bitch.) </text:span></text:p>
      <text:p text:style-name="P8"><text:tab/>“Your brother will always be with you,” Strange<text:span text:style-name="T24"> – </text:span>I think as she mutters on. I was convinced I had seen this episode before. “...that is the burden of loss.”</text:p>
      <text:p text:style-name="P8"><text:tab/>“Well could he not be?”</text:p>
      <text:p text:style-name="P3"><text:span text:style-name="T11"><text:tab/></text:span><text:span text:style-name="T3">Thwap!</text:span><text:span text:style-name="T11"> In disbelief, I watched as my cigarette fell to the table, her hand streaking across my cheek. “I nearly forgot. No smoking. Sorry.” </text:span><text:span text:style-name="T11"><office:annotation office:name="__Annotation__298_277503992"><dc:creator>Unknown Author</dc:creator><dc:date>2018-08-23T22:41:06.820000000</dc:date><text:p text:style-name="P17"><text:span text:style-name="T35">Ambiguity here works. Piece invites reader to piece together the different voices.</text:span></text:p></office:annotation></text:span><text:span text:style-name="T11">That must be why.</text:span><office:annotation-end office:name="__Annotation__298_277503992"/><text:span text:style-name="T11"> </text:span></text:p>
      <text:p text:style-name="P3"><text:soft-page-break/><text:span text:style-name="T11"><text:tab/>“</text:span><text:span text:style-name="T12">Besides, I don’t believe you...” </text:span><text:span text:style-name="T5">Word</text:span><text:span text:style-name="T6">s</text:span><text:span text:style-name="T5">, wording, </text:span><text:span text:style-name="T6">worded - wound willow stems on the river styx</text:span><text:span text:style-name="T5">.</text:span><text:span text:style-name="T13"> “The only other place he knew to come was here. Same as us.” </text:span></text:p>
      <text:p text:style-name="P10"><text:tab/>He didn’t stay in th<text:span text:style-name="T28">e</text:span> house he died in because the drunkard there left no open rooms in home or heart for the ghost of a boy he didn’t love. Pete’s bed had been <text:span text:style-name="T28">stripped down</text:span>, used for firewood. We took his clothes and get-well-soon cards with us. <office:annotation office:name="__Annotation__300_277503992"><dc:creator>Unknown Author</dc:creator><dc:date>2018-08-23T22:45:54.585000000</dc:date><text:p text:style-name="P17"><text:span text:style-name="T35">Rework. Point is made, but sounds too awkward even for this story. </text:span></text:p></office:annotation>He must’ve thought to come with us. Why’d you think that?<office:annotation-end office:name="__Annotation__300_277503992"/></text:p>
      <text:p text:style-name="P10"><text:tab/>“This pain will always be with you, Josh. Reconcile with it.” Now we’re a wise old pill-popper, mom? Don’t speak. </text:p>
      <text:p text:style-name="P3"><text:span text:style-name="T13"><text:tab/>“Now we’re a wise old grieving pill-popper?” No God or realtor is stopping me now. “He wouldn’t do that to me. I loved him. As long as I’m in this fucking house, my life is ruined. </text:span><text:span text:style-name="T13"><office:annotation office:name="__Annotation__325_277503992"><dc:creator>Unknown Author</dc:creator><dc:date>2018-08-23T22:48:53.214000000</dc:date><text:p text:style-name="P17"><text:span text:style-name="T35">Rework for clarity and smoothness. </text:span></text:p></office:annotation></text:span><text:span text:style-name="T13">As long as he is in this fucking house, and I’m convinced that he will always be in this house.</text:span><office:annotation-end office:name="__Annotation__325_277503992"/><text:span text:style-name="T13">” Josh rose up out of the chair, slammed both hands on the table and hunched forward to ensure both his yelling and demeanor made her feel small. </text:span><text:span text:style-name="T5">Shame on you. This is your mother.</text:span><text:span text:style-name="T13"> </text:span><text:span text:style-name="T18">He continues. </text:span></text:p>
      <text:p text:style-name="P3"><text:span text:style-name="T13"><text:tab/>“</text:span><text:span text:style-name="T14">If he loves me he would know he can’t come everywhere with me. I can’t take that pain. How is that fair? Always sleepless nights? Always crying at burdened bleak shadows? I’m scared of the dark here with these lingering memories and this phantom brother. That can’t come with me everywhere.” Rambling, Josh you’re rambling. Shouting. Sweltering. “Not if he loves me! He wouldn’t do that.” </text:span></text:p>
      <text:p text:style-name="P11"><text:tab/>Someone call the phone, please. <text:span text:style-name="T29">It’s sitting under my husk.</text:span> Keep me from hurting this woman who birthed me. Marg<text:span text:style-name="T31">i</text:span>e come back inside if you will. I’m sorry I mocked your Cincinnati or doubted your divinity. Save me from this woman and her delusions. Irrational phantoms that torture those they loved? She <text:span text:style-name="T31">is</text:span> wrong. He must only know this <office:annotation office:name="__Annotation__326_277503992"><dc:creator>Unknown Author</dc:creator><dc:date>2018-08-23T22:52:23.883000000</dc:date><text:p text:style-name="P17"><text:span text:style-name="T35">Hell? </text:span></text:p></office:annotation>place<office:annotation-end office:name="__Annotation__326_277503992"/>. </text:p>
      <text:p text:style-name="P3"><text:span text:style-name="T14"><text:tab/>Trembling, clenched fist, racing thoughts. Josh has now begun the regression to his infant state. That’s it. Act more like a child. Hide from all of this. Soon you will be a toddler if you keep this up. Then infant, oh joy. Remember the days of rolling on the floor and shitting </text:span><text:span text:style-name="T14"><office:annotation office:name="__Annotation__327_277503992"><dc:creator>Unknown Author</dc:creator><dc:date>2018-08-23T22:54:15.924000000</dc:date><text:p text:style-name="P17"><text:span text:style-name="T35">Work on pronouns, there are like seven of you in this story don’t make it harder on them </text:span></text:p></office:annotation></text:span><text:span text:style-name="T14">ourselves? There was no younger brother to burden you like this you happy boy. Finally, for good measure, I will retreat back </text:span><text:soft-page-break/><text:span text:style-name="T14">into the womb.</text:span><office:annotation-end office:name="__Annotation__327_277503992"/><text:span text:style-name="T14"> But whose womb? Not the</text:span><text:span text:style-name="T14"><office:annotation office:name="__Annotation__328_277503992"><dc:creator>Unknown Author</dc:creator><dc:date>2018-08-23T22:55:22.221000000</dc:date><text:p text:style-name="P17"><text:span text:style-name="T35">Rework to maintain impact</text:span></text:p></office:annotation></text:span><text:span text:style-name="T14"> irrational parent across me now crying</text:span><office:annotation-end office:name="__Annotation__328_277503992"/><text:span text:style-name="T14">, surely. Margie’s? Useless realtor still </text:span><text:span text:style-name="T15">isn’</text:span><text:span text:style-name="T14">t inside the house stopping this child’s tirade. </text:span><text:span text:style-name="T15">God’s womb? Will God herself take me back? No. No. The phantom is certain to be with God. </text:span></text:p>
      <text:p text:style-name="P12"><text:tab/>“Josh!” A scream is heard across the table. Distant voice where have I heard you before? I’m sorry but you must be quiet. You’re interrupting you see. </text:p>
      <text:p text:style-name="P3"><text:span text:style-name="T15"><text:tab/>“</text:span><text:span text:style-name="T16">Josh!” A strange earthquake </text:span><text:span text:style-name="T22">shakes</text:span><text:span text:style-name="T16"> me from top to bottom. </text:span></text:p>
      <text:p text:style-name="P3"><text:span text:style-name="T16"><text:tab/></text:span><text:span text:style-name="T30"><office:annotation office:name="__Annotation__361_277503992"><dc:creator>Unknown Author</dc:creator><dc:date>2018-08-23T22:57:59.160000000</dc:date><text:p text:style-name="P17"><text:span text:style-name="T35">Put somewhere else?</text:span></text:p></office:annotation></text:span><text:span text:style-name="T30">Peter, look at the problems you’ve instilled in me.</text:span><office:annotation-end office:name="__Annotation__361_277503992"/><text:span text:style-name="T17"> A man should never have to choose between his house and the womb. He is meant to leave one </text:span><text:span text:style-name="T22">for</text:span><text:span text:style-name="T17"> another permanently. You have </text:span><text:span text:style-name="T22">dropped</text:span><text:span text:style-name="T17"> me in a limbo scared of </text:span><text:span text:style-name="T22">both</text:span><text:span text:style-name="T17">. They’ll think I’m unwell for feeling unwelcome in </text:span><text:span text:style-name="T33">non</text:span><text:span text:style-name="T17"> the two sacred places in this world. I am unfit to move from this house. I have forsaken ye Lord and attempted to abandon the fond memories of one Saint Peter. </text:span></text:p>
      <text:p text:style-name="P13"><text:tab/><office:annotation office:name="__Annotation__362_277503992"><dc:creator>Unknown Author</dc:creator><dc:date>2018-08-23T23:01:16.914000000</dc:date><text:p text:style-name="P17"><text:span text:style-name="T35">Could do more here? Mocking ethereal voice?</text:span></text:p></office:annotation>Josh’s punishment is to stay here and live with this burden. <office:annotation-end office:name="__Annotation__362_277503992"/></text:p>
      <text:p text:style-name="P13"><text:tab/>“No! Return me to the Earth! Make me no more; pre-promethian. <office:annotation office:name="__Annotation__363_277503992"><dc:creator>Unknown Author</dc:creator><dc:date>2018-08-23T23:02:21.890000000</dc:date><text:p text:style-name="P17"><text:span text:style-name="T35">Opportunity for expansion</text:span></text:p></office:annotation>I will live in <text:span text:style-name="T32">the</text:span> dark<office:annotation-end office:name="__Annotation__363_277503992"/> so long as that dark is not here in this home!” Josh is screaming. He wants the earth mother to hear his screams and know he is not delusional. She hears him, but she agrees with the Lord. Josh decides he must cast them both out of his heart for they are foolish. </text:p>
      <text:p text:style-name="P13"><text:tab/>“YOU ARE FALSE GODS!” </text:p>
      <text:p text:style-name="P13"><text:tab/>Shaking. Shaking. Earthquake. Earth mother. </text:p>
      <text:p text:style-name="P3"><text:span text:style-name="T17"><text:tab/>The cigarette fell loose from his lips. She was crying. </text:span><text:span text:style-name="T18">Lost in his thoughts of an irrational mother and cruel God, he had begun smoking in </text:span><text:span text:style-name="T22">her</text:span><text:span text:style-name="T18"> house again. </text:span></text:p>
      <text:p text:style-name="P14"><text:tab/>“No smoking in the hous-” Hug her you cruel infantile boy. </text:p>
      <text:p text:style-name="P14"><text:tab/>No. She wins if we embrace, mother and child. </text:p>
      <text:p text:style-name="P14"><text:tab/>A young boy coming to terms with his pain and opening his heart to grieve the loss of his brother. Surely you can think of no better way to experience defeat?</text:p>
      <text:p text:style-name="P14"><text:soft-page-break/><text:tab/>Wet cheeks too? Sobbing? <office:annotation office:name="__Annotation__364_277503992"><dc:creator>Unknown Author</dc:creator><dc:date>2018-08-23T23:06:04.757000000</dc:date><text:p text:style-name="P17"><text:span text:style-name="T35">Might be too much pointing. Work on directness/potency</text:span></text:p></office:annotation>Have I lost myself in search of who is at fault for this pain I have?<office:annotation-end office:name="__Annotation__364_277503992"/> <office:annotation office:name="__Annotation__365_277503992"><dc:creator>Unknown Author</dc:creator><dc:date>2018-08-23T23:06:43.805000000</dc:date><text:p text:style-name="P17"><text:span text:style-name="T35">Too passive, work it into a more direct statement similar to as seen above. </text:span></text:p></office:annotation>This irreconcilable pain has removed my mind from my child’s duties.<office:annotation-end office:name="__Annotation__365_277503992"/> I have made my mother cry. </text:p>
      <text:p text:style-name="P14"><text:tab/>Do you remember posting Margie’s sign in the front yard and welcoming the freedom of escape it brought with it? Did your mother feel that same sense of freedom? Have he<text:span text:style-name="T34">r</text:span> nights been restless, too? </text:p>
      <text:p text:style-name="P14"><text:tab/><office:annotation office:name="__Annotation__408_277503992"><dc:creator>Unknown Author</dc:creator><dc:date>2018-08-23T23:08:07.351000000</dc:date><text:p text:style-name="P17"><text:span text:style-name="T35">Emphasis somehow? </text:span></text:p></office:annotation>Surely, <text:span text:style-name="T34">s</text:span>he grieves, <text:span text:style-name="T34">b</text:span>ut I have lived in fear. <office:annotation-end office:name="__Annotation__408_277503992"/></text:p>
      <text:p text:style-name="P14"><text:tab/>You have been a wallowing child. Hug your mother, break bread with her and your gods and your brother’s ghost. </text:p>
      <text:p text:style-name="P14"><text:tab/>“Mom. I’m sorry.” He said with clarity. She embraced the tender child before her. </text:p>
      <text:p text:style-name="P14"><text:tab/>You are released from the prison of adulthood. She is here for you. Be glad. Let her keep her home and her memories. <text:s/></text:p>
      <text:p text:style-name="P3"><text:span text:style-name="T18"><text:tab/></text:span><text:span text:style-name="T19">Yes. Yes. Yes. I have strayed from the light. It was I who was delusional. Ye who stray from the path of everlasting light have only th</text:span><text:span text:style-name="T23">y</text:span><text:span text:style-name="T19"> self to blame. Peter will be with me everywhere I go. Not as a monster, </text:span><text:span text:style-name="T23">but</text:span><text:span text:style-name="T19"> a mote of light in a world gone bleak. Return me, Earth mother, to the world story. I am ready to be her child once more, and his brother once more. I am sane. </text:span></text:p>
      <text:p text:style-name="P15"><text:tab/><office:annotation office:name="__Annotation__453_277503992"><dc:creator>Unknown Author</dc:creator><dc:date>2018-08-23T23:11:09.566000000</dc:date><text:p text:style-name="P17"><text:span text:style-name="T35">A little too much past tense out of nowhere. Work it a bit.</text:span></text:p></office:annotation>The phone had finished ringing and neither the mother nor son had reached for it.<office:annotation-end office:name="__Annotation__453_277503992"/> </text:p>
      <text:p text:style-name="P15"><text:tab/>Mother. You have a strange sobbing face of horror. She is taken aback by my revelation made these past fifteen minutes that the Petersons were late to call. </text:p>
      <text:p text:style-name="P15"><text:tab/>Cry not mother. Worry not. I am sane once more. We are free. </text:p>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00:49:26.004000000</meta:creation-date>
    <dc:date>2018-08-23T23:11:44.915000000</dc:date>
    <meta:editing-duration>PT31M56S</meta:editing-duration>
    <meta:editing-cycles>7</meta:editing-cycles>
    <meta:generator>LibreOffice/6.0.2.1$Windows_X86_64 LibreOffice_project/f7f06a8f319e4b62f9bc5095aa112a65d2f3ac89</meta:generator>
    <meta:document-statistic meta:table-count="0" meta:image-count="0" meta:object-count="0" meta:page-count="5" meta:paragraph-count="53" meta:word-count="1686" meta:character-count="9144" meta:non-whitespace-character-count="7413"/>
  </office:meta>
</office:document-meta>
</file>